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/>
          <table:table-cell>
            <draw:frame table:end-cell-address="Sheet1.O30" table:end-x="0.277cm" table:end-y="0.162cm" draw:z-index="0" draw:style-name="gr1" svg:width="17.667cm" svg:height="12.509cm" svg:x="0.675cm" svg:y="0.393cm">
              <draw:object draw:notify-on-update-of-ranges="Sheet1.B2:Sheet1.B101 Sheet1.C2:Sheet1.C101 Sheet1.E2:Sheet1.E101 Sheet1.F2:Sheet1.F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804">
            <text:p>804</text:p>
          </table:table-cell>
          <table:table-cell/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533">
            <text:p>533</text:p>
          </table:table-cell>
          <table:table-cell/>
          <table:table-cell office:value-type="float" office:value="154">
            <text:p>15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558">
            <text:p>558</text:p>
          </table:table-cell>
          <table:table-cell/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808">
            <text:p>808</text:p>
          </table:table-cell>
          <table:table-cell/>
          <table:table-cell office:value-type="float" office:value="4">
            <text:p>4</text:p>
          </table:table-cell>
          <table:table-cell office:value-type="float" office:value="619">
            <text:p>619</text:p>
          </table:table-cell>
          <table:table-cell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42">
            <text:p>642</text:p>
          </table:table-cell>
          <table:table-cell/>
          <table:table-cell office:value-type="float" office:value="77">
            <text:p>77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/>
          <table:table-cell office:value-type="float" office:value="776">
            <text:p>776</text:p>
          </table:table-cell>
          <table:table-cell office:value-type="float" office:value="254">
            <text:p>254</text:p>
          </table:table-cell>
          <table:table-cell/>
          <table:table-cell office:value-type="float" office:value="257">
            <text:p>257</text:p>
          </table:table-cell>
          <table:table-cell office:value-type="float" office:value="968">
            <text:p>968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364">
            <text:p>364</text:p>
          </table:table-cell>
          <table:table-cell/>
          <table:table-cell office:value-type="float" office:value="703">
            <text:p>703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48">
            <text:p>748</text:p>
          </table:table-cell>
          <table:table-cell office:value-type="float" office:value="671">
            <text:p>671</text:p>
          </table:table-cell>
          <table:table-cell/>
          <table:table-cell office:value-type="float" office:value="821">
            <text:p>821</text:p>
          </table:table-cell>
          <table:table-cell office:value-type="float" office:value="976">
            <text:p>97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/>
          <table:table-cell office:value-type="float" office:value="961">
            <text:p>961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523">
            <text:p>523</text:p>
          </table:table-cell>
          <table:table-cell/>
          <table:table-cell office:value-type="float" office:value="991">
            <text:p>991</text:p>
          </table:table-cell>
          <table:table-cell office:value-type="float" office:value="885">
            <text:p>885</text:p>
          </table:table-cell>
          <table:table-cell/>
        </table:table-row>
        <table:table-row table:style-name="ro1">
          <table:table-cell/>
          <table:table-cell office:value-type="float" office:value="909">
            <text:p>909</text:p>
          </table:table-cell>
          <table:table-cell office:value-type="float" office:value="659">
            <text:p>659</text:p>
          </table:table-cell>
          <table:table-cell/>
          <table:table-cell office:value-type="float" office:value="970">
            <text:p>970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float" office:value="625">
            <text:p>625</text:p>
          </table:table-cell>
          <table:table-cell/>
          <table:table-cell office:value-type="float" office:value="703">
            <text:p>703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912">
            <text:p>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635">
            <text:p>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373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2">
            <text:p>952</text:p>
          </table:table-cell>
          <table:table-cell office:value-type="float" office:value="759">
            <text:p>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1">
            <text:p>821</text:p>
          </table:table-cell>
          <table:table-cell office:value-type="float" office:value="976">
            <text:p>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1">
            <text:p>991</text:p>
          </table:table-cell>
          <table:table-cell office:value-type="float" office:value="885">
            <text:p>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3">
            <text:p>703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19">
            <text:p>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855">
            <text:p>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442">
            <text:p>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3">
            <text:p>753</text:p>
          </table:table-cell>
          <table:table-cell office:value-type="float" office:value="507">
            <text:p>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">
            <text:p>636</text:p>
          </table:table-cell>
          <table:table-cell office:value-type="float" office:value="429">
            <text:p>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498">
            <text:p>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583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968">
            <text:p>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862">
            <text:p>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872">
            <text:p>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2">
            <text:p>972</text:p>
          </table:table-cell>
          <table:table-cell office:value-type="float" office:value="513">
            <text:p>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">
            <text:p>679</text:p>
          </table:table-cell>
          <table:table-cell office:value-type="float" office:value="823">
            <text:p>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5">
            <text:p>755</text:p>
          </table:table-cell>
          <table:table-cell office:value-type="float" office:value="653">
            <text:p>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972">
            <text:p>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8">
            <text:p>678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0">
            <text:p>910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">
            <text:p>608</text:p>
          </table:table-cell>
          <table:table-cell office:value-type="float" office:value="473">
            <text:p>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616">
            <text:p>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966">
            <text:p>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361">
            <text:p>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776">
            <text:p>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4">
            <text:p>804</text:p>
          </table:table-cell>
          <table:table-cell office:value-type="float" office:value="919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649">
            <text:p>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3">
            <text:p>833</text:p>
          </table:table-cell>
          <table:table-cell office:value-type="float" office:value="518">
            <text:p>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3">
            <text:p>723</text:p>
          </table:table-cell>
          <table:table-cell office:value-type="float" office:value="878">
            <text:p>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3">
            <text:p>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513">
            <text:p>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904">
            <text:p>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878">
            <text:p>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">
            <text:p>961</text:p>
          </table:table-cell>
          <table:table-cell office:value-type="float" office:value="938">
            <text:p>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">
            <text:p>659</text:p>
          </table:table-cell>
          <table:table-cell office:value-type="float" office:value="649">
            <text:p>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710">
            <text:p>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8">
            <text:p>868</text:p>
          </table:table-cell>
          <table:table-cell office:value-type="float" office:value="304">
            <text:p>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3">
            <text:p>703</text:p>
          </table:table-cell>
          <table:table-cell office:value-type="float" office:value="997">
            <text:p>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531">
            <text:p>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470">
            <text:p>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660">
            <text:p>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706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0">
            <text:p>970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64">
            <text:p>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2">
            <text:p>812</text:p>
          </table:table-cell>
          <table:table-cell office:value-type="float" office:value="752">
            <text:p>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448">
            <text:p>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950">
            <text:p>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964">
            <text:p>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861">
            <text:p>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378">
            <text:p>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">
            <text:p>631</text:p>
          </table:table-cell>
          <table:table-cell office:value-type="float" office:value="822">
            <text:p>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840">
            <text:p>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4">
            <text:p>664</text:p>
          </table:table-cell>
          <table:table-cell office:value-type="float" office:value="233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6">
            <text:p>696</text:p>
          </table:table-cell>
          <table:table-cell office:value-type="float" office:value="546">
            <text:p>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392">
            <text:p>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6">
            <text:p>936</text:p>
          </table:table-cell>
          <table:table-cell office:value-type="float" office:value="820">
            <text:p>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6">
            <text:p>816</text:p>
          </table:table-cell>
          <table:table-cell office:value-type="float" office:value="931">
            <text:p>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2">
            <text:p>762</text:p>
          </table:table-cell>
          <table:table-cell office:value-type="float" office:value="532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">
            <text:p>750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384">
            <text:p>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">
            <text:p>616</text:p>
          </table:table-cell>
          <table:table-cell office:value-type="float" office:value="475">
            <text:p>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870">
            <text:p>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694">
            <text:p>69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1.04.2012</text:date>, <text:time>03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03:20:40</meta:creation-date>
    <dc:date>2012-04-01T03:50:41</dc:date>
    <meta:editing-duration>PT29M44S</meta:editing-duration>
    <meta:editing-cycles>10</meta:editing-cycles>
    <meta:generator>LibreOffice/3.3$Unix LibreOffice_project/330m19$Build-202</meta:generator>
    <meta:document-statistic meta:table-count="1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35cm" chart:symbol-height="0.3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68cm" svg:height="12.51cm" xlink:href=".." xlink:type="simple" chart:class="chart:scatter" chart:style-name="ch1">
        <chart:plot-area chart:style-name="ch2" table:cell-range-address="Sheet1.B2:Sheet1.C101 Sheet1.F2:Sheet1.F101" svg:x="0.803cm" svg:y="1.135cm" svg:width="16.159cm" svg:height="10.705cm">
          <chartooo:coordinate-region svg:x="1.848cm" svg:y="1.329cm" svg:width="14.715cm" svg:height="9.87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01" chart:class="chart:scatter">
            <chart:domain table:cell-range-address="Sheet1.B2:Sheet1.B101"/>
            <chart:data-point chart:repeated="100"/>
          </chart:series>
          <chart:series chart:style-name="ch6" chart:values-cell-range-address="Sheet1.F2:Sheet1.F101" chart:class="chart:scatter">
            <chart:domain table:cell-range-address="Sheet1.E2:Sheet1.E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">
                <text:p>226</text:p>
                <draw:g>
                  <svg:desc>Sheet1.B2:Sheet1.B101</svg:desc>
                </draw:g>
              </table:table-cell>
              <table:table-cell office:value-type="float" office:value="804">
                <text:p>804</text:p>
                <draw:g>
                  <svg:desc>Sheet1.C2:Sheet1.C101</svg:desc>
                </draw:g>
              </table:table-cell>
              <table:table-cell office:value-type="float" office:value="240">
                <text:p>240</text:p>
                <draw:g>
                  <svg:desc>Sheet1.E2:Sheet1.E101</svg:desc>
                </draw:g>
              </table:table-cell>
              <table:table-cell office:value-type="float" office:value="17">
                <text:p>17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">
                <text:p>281</text:p>
              </table:table-cell>
              <table:table-cell office:value-type="float" office:value="533">
                <text:p>533</text:p>
              </table:table-cell>
              <table:table-cell office:value-type="float" office:value="154">
                <text:p>1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9">
                <text:p>499</text:p>
              </table:table-cell>
              <table:table-cell office:value-type="float" office:value="558">
                <text:p>558</text:p>
              </table:table-cell>
              <table:table-cell office:value-type="float" office:value="6">
                <text:p>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808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">
                <text:p>601</text:p>
              </table:table-cell>
              <table:table-cell office:value-type="float" office:value="642">
                <text:p>642</text:p>
              </table:table-cell>
              <table:table-cell office:value-type="float" office:value="77">
                <text:p>7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254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">
                <text:p>330</text:p>
              </table:table-cell>
              <table:table-cell office:value-type="float" office:value="364">
                <text:p>364</text:p>
              </table:table-cell>
              <table:table-cell office:value-type="float" office:value="703">
                <text:p>70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8">
                <text:p>748</text:p>
              </table:table-cell>
              <table:table-cell office:value-type="float" office:value="671">
                <text:p>671</text:p>
              </table:table-cell>
              <table:table-cell office:value-type="float" office:value="821">
                <text:p>82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62">
                <text:p>262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523">
                <text:p>523</text:p>
              </table:table-cell>
              <table:table-cell office:value-type="float" office:value="991">
                <text:p>9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9">
                <text:p>909</text:p>
              </table:table-cell>
              <table:table-cell office:value-type="float" office:value="659">
                <text:p>659</text:p>
              </table:table-cell>
              <table:table-cell office:value-type="float" office:value="970">
                <text:p>9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6">
                <text:p>706</text:p>
              </table:table-cell>
              <table:table-cell office:value-type="float" office:value="625">
                <text:p>625</text:p>
              </table:table-cell>
              <table:table-cell office:value-type="float" office:value="703">
                <text:p>7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">
                <text:p>319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">
                <text:p>952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1">
                <text:p>821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1">
                <text:p>991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3">
                <text:p>70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">
                <text:p>426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0">
                <text:p>59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3">
                <text:p>753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6">
                <text:p>636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">
                <text:p>464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">
                <text:p>532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">
                <text:p>257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">
                <text:p>37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2">
                <text:p>972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0">
                <text:p>56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">
                <text:p>154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">
                <text:p>57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9">
                <text:p>679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">
                <text:p>508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5">
                <text:p>755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5">
                <text:p>585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8">
                <text:p>67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0">
                <text:p>910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8">
                <text:p>608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">
                <text:p>197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4">
                <text:p>584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">
                <text:p>350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4">
                <text:p>804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5">
                <text:p>495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3">
                <text:p>833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3">
                <text:p>723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7">
                <text:p>437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">
                <text:p>161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4">
                <text:p>43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6">
                <text:p>486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2">
                <text:p>36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">
                <text:p>369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8">
                <text:p>338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9">
                <text:p>65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">
                <text:p>42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">
                <text:p>57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">
                <text:p>185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8">
                <text:p>868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">
                <text:p>703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3">
                <text:p>343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">
                <text:p>12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0">
                <text:p>97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2">
                <text:p>81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0">
                <text:p>550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3">
                <text:p>223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">
                <text:p>49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6">
                <text:p>32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5">
                <text:p>495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4">
                <text:p>434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7">
                <text:p>347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1">
                <text:p>631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8">
                <text:p>528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4">
                <text:p>66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6">
                <text:p>69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1">
                <text:p>371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6">
                <text:p>936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6">
                <text:p>816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2">
                <text:p>76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0">
                <text:p>75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6">
                <text:p>276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6">
                <text:p>61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7">
                <text:p>337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5">
                <text:p>555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